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add3"/>
    </style:style>
    <style:style style:name="P2" style:family="paragraph" style:parent-style-name="Standard">
      <style:text-properties officeooo:rsid="001fadd3" officeooo:paragraph-rsid="001fadd3"/>
    </style:style>
    <style:style style:name="P3" style:family="paragraph" style:parent-style-name="Standard">
      <style:text-properties officeooo:rsid="00203f20" officeooo:paragraph-rsid="00203f20"/>
    </style:style>
    <style:style style:name="P4" style:family="paragraph" style:parent-style-name="Standard">
      <style:text-properties officeooo:rsid="00211929" officeooo:paragraph-rsid="00211929"/>
    </style:style>
    <style:style style:name="P5" style:family="paragraph" style:parent-style-name="Standard">
      <style:text-properties officeooo:rsid="00217a01" officeooo:paragraph-rsid="00217a01"/>
    </style:style>
    <style:style style:name="P6" style:family="paragraph" style:parent-style-name="Standard">
      <style:text-properties officeooo:rsid="00231c3b" officeooo:paragraph-rsid="00231c3b"/>
    </style:style>
    <style:style style:name="P7" style:family="paragraph" style:parent-style-name="Standard" style:list-style-name="L1">
      <style:text-properties officeooo:rsid="00231c3b" officeooo:paragraph-rsid="00231c3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ve file should list</text:p>
      <text:p text:style-name="P1"/>
      <text:p text:style-name="P2"># of levels cleared?</text:p>
      <text:p text:style-name="P2"># of secrets collected</text:p>
      <text:p text:style-name="P2"/>
      <text:p text:style-name="P2"/>
      <text:p text:style-name="P2"/>
      <text:p text:style-name="P2"/>
      <text:p text:style-name="P2"/>
      <text:p text:style-name="P2">Overworld system</text:p>
      <text:p text:style-name="P2"/>
      <text:p text:style-name="P2">Has line renderers drawn based on number of cleared levels?</text:p>
      <text:p text:style-name="P2"/>
      <text:p text:style-name="P2">Need a way for new level paths to be drawn after level cleared</text:p>
      <text:p text:style-name="P2">Should there be curvy / angled paths?</text:p>
      <text:p text:style-name="P2"/>
      <text:p text:style-name="P2"/>
      <text:p text:style-name="P2"/>
      <text:p text:style-name="P3">Every level has a list of its connections, and the exit # attached</text:p>
      <text:p text:style-name="P3"/>
      <text:p text:style-name="P4">Overworld handler that has the game objects for all level numbers?</text:p>
      <text:p text:style-name="P4"/>
      <text:p text:style-name="P5">Animation events for world changes?</text:p>
      <text:p text:style-name="P5">* Favorite part of SMW &amp; Wario Land 3 is how the world shifts when new levels appear</text:p>
      <text:p text:style-name="P5">* Makes sense as to why you have to go to the places</text:p>
      <text:p text:style-name="P5"/>
      <text:p text:style-name="P5"/>
      <text:p text:style-name="P5"/>
      <text:p text:style-name="P6">Animation event tied to level clear</text:p>
      <text:list xml:id="list490676669" text:style-name="L1">
        <text:list-item>
          <text:p text:style-name="P7">Where the camera should lerp to</text:p>
        </text:list-item>
        <text:list-item>
          <text:p text:style-name="P7">Event to play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3:48:07.557000000</meta:creation-date>
    <dc:date>2023-01-26T02:55:23.090000000</dc:date>
    <meta:editing-duration>PT6H45M57S</meta:editing-duration>
    <meta:editing-cycles>1</meta:editing-cycles>
    <meta:document-statistic meta:table-count="0" meta:image-count="0" meta:object-count="0" meta:page-count="1" meta:paragraph-count="15" meta:word-count="121" meta:character-count="621" meta:non-whitespace-character-count="517"/>
    <meta:generator>LibreOffice/7.2.4.1$Windows_X86_64 LibreOffice_project/27d75539669ac387bb498e35313b970b7fe9c4f9</meta:generator>
  </office:meta>
</office:document-meta>
</file>